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325.36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960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ominal</text:p>
          </table:table-cell>
          <table:table-cell office:value-type="string" calcext:value-type="string">
            <text:p>bulanan</text:p>
          </table:table-cell>
          <table:table-cell office:value-type="string" calcext:value-type="string">
            <text:p>keterang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komite</text:p>
          </table:table-cell>
          <table:table-cell office:value-type="float" office:value="2350000" calcext:value-type="float">
            <text:p>2350000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Pembayaran komite bulan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rama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Pembayaran asrama bulanan termasuk listrik, air dan mak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ku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Tidak</text:p>
          </table:table-cell>
          <table:table-cell office:value-type="string" calcext:value-type="string">
            <text:p>Buku persiapan ujian sekola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muk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Tidak</text:p>
          </table:table-cell>
          <table:table-cell office:value-type="string" calcext:value-type="string">
            <text:p>Kegiatan organisasi sekolah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3:57:21.74918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6-03T13:59:58.462686260</dc:date>
    <meta:editing-cycles>8</meta:editing-cycles>
    <dc:title>Untitled Spreadsheet</dc:title>
    <meta:editing-duration>PT5M35S</meta:editing-duration>
    <meta:generator>LibreOffice/6.0.7.3$Linux_X86_64 LibreOffice_project/00m0$Build-3</meta:generator>
    <meta:document-statistic meta:table-count="1" meta:cell-count="2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